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figuración de Servidor</text:p>
      <text:p text:style-name="P3"/>
      <text:p text:style-name="P2">Para poner tener acceso al servidor este se encontrara configurado para su disponibilidad en los siguientes parámetros.</text:p>
      <text:p text:style-name="P2"/>
      <text:p text:style-name="P2">Puerto : 8080</text:p>
      <text:p text:style-name="P2"/>
      <text:p text:style-name="P2">IP publica: 192.168.220.97</text:p>
      <text:p text:style-name="P2"/>
      <text:p text:style-name="P2">Dando con ello el acceso al sistema de tickets con la siguiente ruta que debe de ser insertada en el campo de navegación :</text:p>
      <text:p text:style-name="P2"/>
      <text:p text:style-name="P2">192.168. 220.97:808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1T10:03:16</meta:creation-date>
    <dc:date>2015-04-06T09:52:26</dc:date>
    <meta:editing-duration>PT18M10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1" meta:paragraph-count="6" meta:word-count="52" meta:character-count="325" meta:non-whitespace-character-count="279"/>
  </office:meta>
</office:document-meta>
</file>